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font-size="16pt" fo:language="en" fo:country="none" fo:font-weight="bold" style:font-size-asian="16pt" style:font-weight-asian="bold" style:font-size-complex="16pt" style:font-weight-complex="bold"/>
    </style:style>
    <style:style style:name="P2" style:family="paragraph" style:parent-style-name="Standard" style:list-style-name="">
      <style:paragraph-properties fo:margin-top="0in" fo:margin-bottom="0.139in" fo:line-height="115%"/>
      <style:text-properties fo:font-size="11pt" fo:language="en" fo:country="none" fo:font-weight="bold" style:font-size-asian="11pt" style:font-weight-asian="bold" style:font-size-complex="11pt" style:font-weight-complex="bold"/>
    </style:style>
    <style:style style:name="P3" style:family="paragraph" style:parent-style-name="Standard" style:list-style-name="" style:master-page-name="Standard">
      <style:paragraph-properties fo:margin-top="0in" fo:margin-bottom="0.139in" fo:line-height="115%" style:page-number="auto"/>
      <style:text-properties fo:font-size="16pt" fo:language="en" fo:country="none" fo:font-weight="bold" style:font-size-asian="16pt" style:font-weight-asian="bold" style:font-size-complex="16pt" style:font-weight-complex="bold"/>
    </style:style>
    <style:style style:name="T1" style:family="text">
      <style:text-properties fo:font-size="11pt" fo:language="en" fo:country="none" fo:font-weight="bold" style:font-size-asian="11pt" style:font-weight-asian="bold" style:font-size-complex="11pt" style:font-weight-complex="bold"/>
    </style:style>
    <style:style style:name="T2" style:family="text">
      <style:text-properties style:font-name="Calibri" fo:font-size="11pt" fo:language="en" fo:country="none" style:font-name-asian="Calibri" style:font-size-asian="11pt" style:font-name-complex="Calibri"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t 1</text:p>
      <text:p text:style-name="P2">_</text:p>
      <text:p text:style-name="P1">Act 2</text:p>
      <text:p text:style-name="P2">_</text:p>
      <text:p text:style-name="P1">Act 3</text:p>
      <text:p text:style-name="P2">_</text:p>
      <text:p text:style-name="P2">1. =002799</text:p>
      <text:p text:style-name="P2">Greetings.</text:p>
      <text:p text:style-name="P2">_</text:p>
      <text:p text:style-name="P2">2. =002800</text:p>
      <text:p text:style-name="P2">Don't I know you?</text:p>
      <text:p text:style-name="P2">_</text:p>
      <text:p text:style-name="P1">Intermission</text:p>
      <text:p text:style-name="P2">_</text:p>
      <text:p text:style-name="P1">Act 4</text:p>
      <text:p text:style-name="P2">_</text:p>
      <text:p text:style-name="P2">3*. =003258</text:p>
      <text:p text:style-name="P2">I am told your name is John. Is that correct?</text:p>
      <text:p text:style-name="P2">It's nice to meet you, John.</text:p>
      <text:p text:style-name="P2">Ok, John. Let's explore this place!</text:p>
      <text:p text:style-name="P2">Greet creature.</text:p>
      <text:p text:style-name="P2">Approach the indigenous kindly.</text:p>
      <text:p text:style-name="P2">Converse.</text:p>
      <text:p text:style-name="P2">Hear what this fellow has to say.</text:p>
      <text:p text:style-name="P2">Speak.</text:p>
      <text:p text:style-name="P2"><text:soft-page-break/>Introduce yourself to local amphibious fauna.</text:p>
      <text:p text:style-name="P2">Wave hello.</text:p>
      <text:p text:style-name="P2">Approach amicably.</text:p>
      <text:p text:style-name="P2">A good place to keep lookout?</text:p>
      <text:p text:style-name="P2">This was sacred and precious. It is very sad to look at now.</text:p>
      <text:p text:style-name="P2">Peer into large opening?</text:p>
      <text:p text:style-name="P2">What in blue blazes is this absurd looking thing?</text:p>
      <text:p text:style-name="P2">Put something in?</text:p>
      <text:p text:style-name="P2">This is great! Something is in there. Take a look.</text:p>
      <text:p text:style-name="P2">Hooray! This one contains a prize! Another success for the postal system.</text:p>
      <text:p text:style-name="P2">Open it! Open it!!!</text:p>
      <text:p text:style-name="P2">How exciting! A parcel for you. Retrieve it!</text:p>
      <text:p text:style-name="P2">This one's empty. Perhaps a delivery is in order?</text:p>
      <text:p text:style-name="P2">There is nothing inside. Should we put something in?</text:p>
      <text:p text:style-name="P2">John, this will lead you to new frontiers in this Land. Are you sure you are done with this place and ready to move on? There may have been some things you missed!</text:p>
      <text:p text:style-name="P2">_</text:p>
      <text:p text:style-name="P2">4. =003317</text:p>
      <text:p text:style-name="P2">I am told your name is John. Is that correct?</text:p>
      <text:p text:style-name="P2">_</text:p>
      <text:p text:style-name="P2">5. =003318</text:p>
      <text:p text:style-name="P2">It's nice to meet you, John.</text:p>
      <text:p text:style-name="P2">_</text:p>
      <text:p text:style-name="P2">6. =003319</text:p>
      <text:p text:style-name="P2">Ok, John. Let's explore this place!</text:p>
      <text:p text:style-name="P2">_</text:p>
      <text:p text:style-name="P2"><text:soft-page-break/>7. =003320</text:p>
      <text:p text:style-name="P2">This is great! Something is in there. Take a look.</text:p>
      <text:p text:style-name="P2">_</text:p>
      <text:p text:style-name="P2">8. =003321</text:p>
      <text:p text:style-name="P2">There is nothing inside. Should we put something in?</text:p>
      <text:p text:style-name="P2">_</text:p>
      <text:p text:style-name="P2">9. =003322</text:p>
      <text:p text:style-name="P2">This one's empty. Perhaps a delivery is in order?</text:p>
      <text:p text:style-name="P2">_</text:p>
      <text:p text:style-name="P2">10. =003323</text:p>
      <text:p text:style-name="P2">Introduce yourself to the local amphibious fauna.</text:p>
      <text:p text:style-name="P2">_</text:p>
      <text:p text:style-name="P2">11. =003324</text:p>
      <text:p text:style-name="P2">Y</text:p>
      <text:p text:style-name="P2">_</text:p>
      <text:p text:style-name="P2">12. =003325</text:p>
      <text:p text:style-name="P2">Hooray! This one contains a prize!</text:p>
      <text:p text:style-name="P2">_</text:p>
      <text:p text:style-name="P2">13. =003326</text:p>
      <text:p text:style-name="P2">Open it! Open it!!!</text:p>
      <text:p text:style-name="P2">_</text:p>
      <text:p text:style-name="P2">14. =003327</text:p>
      <text:p text:style-name="P2">How exciting! A parcel for you. Retrieve it!</text:p>
      <text:p text:style-name="P2">_</text:p>
      <text:p text:style-name="P2">15. =003328</text:p>
      <text:p text:style-name="P2">Converse.</text:p>
      <text:p text:style-name="P2">_</text:p>
      <text:p text:style-name="P2"><text:soft-page-break/>16. =003329</text:p>
      <text:p text:style-name="P2">A good place to keep lookout?</text:p>
      <text:p text:style-name="P2">_</text:p>
      <text:p text:style-name="P2">17. =003389</text:p>
      <text:p text:style-name="P2">John, the uncarved tablet you retrieved.</text:p>
      <text:p text:style-name="P2">_</text:p>
      <text:p text:style-name="P2">18. =003390</text:p>
      <text:p text:style-name="P2">Great! I would like you to carve something on it.</text:p>
      <text:p text:style-name="P2">_</text:p>
      <text:p text:style-name="P1">Act 5 Act 2</text:p>
      <text:p text:style-name="P2">_</text:p>
      <text:p text:style-name="P2">19. =004909</text:p>
      <text:p text:style-name="P2">COPY OF 1. =002799</text:p>
      <text:p text:style-name="P2">_</text:p>
      <text:p text:style-name="P2">20. =004911</text:p>
      <text:p text:style-name="P2">COPY OF 2. =002800</text:p>
      <text:p text:style-name="P2">_</text:p>
      <text:p text:style-name="P2">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4" meta:paragraph-count="95" meta:word-count="359" meta:character-count="1785"/>
    <meta:generator>OpenOffice/4.1.2$Win32 OpenOffice.org_project/412m3$Build-9782</meta:generator>
  </office:meta>
</office:document-meta>
</file>